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80000032FFE5E993195D8C562.png" manifest:media-type="image/png"/>
  <manifest:file-entry manifest:full-path="Pictures/10000001000003920000038F2302C48949E31C8F.png" manifest:media-type="image/png"/>
  <manifest:file-entry manifest:full-path="Pictures/1000000100000337000002F5680E40DC127C67E6.png" manifest:media-type="image/png"/>
  <manifest:file-entry manifest:full-path="Pictures/1000000100000355000002DA95D2F1EE76C547ED.png" manifest:media-type="image/png"/>
  <manifest:file-entry manifest:full-path="Pictures/10000001000003B2000002C66FD77F7DE60CDE7E.png" manifest:media-type="image/png"/>
  <manifest:file-entry manifest:full-path="Pictures/10000001000002ED0000032B059C49CC79575EE8.png" manifest:media-type="image/png"/>
  <manifest:file-entry manifest:full-path="Pictures/10000001000002ED000002F43EF0E4F5866D512F.png" manifest:media-type="image/png"/>
  <manifest:file-entry manifest:full-path="Pictures/10000001000002DC000002528C0359637C20FE86.png" manifest:media-type="image/png"/>
  <manifest:file-entry manifest:full-path="Pictures/10000001000002BB0000024023AA2A85EB9E7AB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1" text:anchor-type="char" svg:width="17cm" svg:height="16.944cm" draw:z-index="0"><draw:image xlink:href="Pictures/10000001000003920000038F2302C48949E31C8F.png" xlink:type="simple" xlink:show="embed" xlink:actuate="onLoad" draw:mime-type="image/png"/></draw:frame><draw:frame draw:style-name="fr2" draw:name="Image2" text:anchor-type="char" svg:width="17cm" svg:height="15.637cm" draw:z-index="1"><draw:image xlink:href="Pictures/1000000100000337000002F5680E40DC127C67E6.png" xlink:type="simple" xlink:show="embed" xlink:actuate="onLoad" draw:mime-type="image/png"/></draw:frame><draw:frame draw:style-name="fr2" draw:name="Image3" text:anchor-type="char" svg:width="17cm" svg:height="12.756cm" draw:z-index="2"><draw:image xlink:href="Pictures/10000001000003B2000002C66FD77F7DE60CDE7E.png" xlink:type="simple" xlink:show="embed" xlink:actuate="onLoad" draw:mime-type="image/png"/></draw:frame><draw:frame draw:style-name="fr2" draw:name="Image4" text:anchor-type="char" svg:width="17cm" svg:height="14.55cm" draw:z-index="3"><draw:image xlink:href="Pictures/1000000100000355000002DA95D2F1EE76C547ED.png" xlink:type="simple" xlink:show="embed" xlink:actuate="onLoad" draw:mime-type="image/png"/></draw:frame><draw:frame draw:style-name="fr1" draw:name="Image5" text:anchor-type="char" svg:width="15.856cm" svg:height="16.004cm" draw:z-index="4"><draw:image xlink:href="Pictures/10000001000002ED000002F43EF0E4F5866D512F.png" xlink:type="simple" xlink:show="embed" xlink:actuate="onLoad" draw:mime-type="image/png"/></draw:frame><draw:frame draw:style-name="fr1" draw:name="Image6" text:anchor-type="char" svg:width="15.856cm" svg:height="17.166cm" draw:z-index="5"><draw:image xlink:href="Pictures/10000001000002ED0000032B059C49CC79575EE8.png" xlink:type="simple" xlink:show="embed" xlink:actuate="onLoad" draw:mime-type="image/png"/></draw:frame><draw:frame draw:style-name="fr1" draw:name="Image7" text:anchor-type="char" svg:width="16.425cm" svg:height="17.253cm" draw:z-index="6"><draw:image xlink:href="Pictures/10000001000003080000032FFE5E993195D8C562.png" xlink:type="simple" xlink:show="embed" xlink:actuate="onLoad" draw:mime-type="image/png"/></draw:frame><draw:frame draw:style-name="fr1" draw:name="Image8" text:anchor-type="char" svg:width="15.496cm" svg:height="12.575cm" draw:z-index="7"><draw:image xlink:href="Pictures/10000001000002DC000002528C0359637C20FE86.png" xlink:type="simple" xlink:show="embed" xlink:actuate="onLoad" draw:mime-type="image/png"/></draw:frame><draw:frame draw:style-name="fr1" draw:name="Image9" text:anchor-type="char" svg:width="14.796cm" svg:height="12.194cm" draw:z-index="8"><draw:image xlink:href="Pictures/10000001000002BB0000024023AA2A85EB9E7A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20:18:59.648000000</meta:creation-date>
    <dc:date>2023-03-02T20:22:34.742000000</dc:date>
    <meta:editing-duration>PT3M35S</meta:editing-duration>
    <meta:editing-cycles>1</meta:editing-cycles>
    <meta:document-statistic meta:table-count="0" meta:image-count="9" meta:object-count="0" meta:page-count="1" meta:paragraph-count="0" meta:word-count="0" meta:character-count="0" meta:non-whitespace-character-count="0"/>
    <meta:generator>LibreOffice/7.5.0.3$Windows_X86_64 LibreOffice_project/c21113d003cd3efa8c53188764377a8272d9d6de</meta:generator>
  </office:meta>
</office:document-meta>
</file>